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draw:marker-start-width="0.252cm" draw:marker-end-width="0.252cm" draw:fill="solid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514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cm" fo:min-width="0.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5cm" fo:min-width="0.6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5cm" fo:min-width="0.438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183cm" fo:min-width="0.47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true" fo:min-height="0.217cm" fo:min-width="0.3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 style:writing-mode="lr-tb"/>
      <style:text-properties fo:color="#3465a4" fo:font-size="10pt" style:font-size-asian="10pt" style:font-size-complex="10pt"/>
    </style:style>
    <style:style style:name="P4" style:family="paragraph">
      <loext:graphic-properties draw:fill="none" draw:fill-color="#ffffff"/>
      <style:paragraph-properties style:writing-mode="lr-tb"/>
      <style:text-properties fo:color="#3465a4" fo:font-size="10pt" style:font-size-asian="10pt" style:font-size-complex="10pt"/>
    </style:style>
    <style:style style:name="T1" style:family="text">
      <style:text-properties fo:color="#3465a4" fo:font-size="5.40000009536743pt" style:font-size-asian="5.40000009536743pt" style:font-size-complex="5.4000000953674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0.8cm" svg:y1="0.2cm" svg:x2="2.6cm" svg:y2="0.2cm">
            <text:p/>
          </draw:line>
          <draw:line draw:style-name="gr1" draw:text-style-name="P1" draw:layer="layout" svg:x1="0.8cm" svg:y1="2.3cm" svg:x2="2.6cm" svg:y2="2.3cm">
            <text:p/>
          </draw:line>
          <draw:line draw:style-name="gr1" draw:text-style-name="P1" draw:layer="layout" svg:x1="0.8cm" svg:y1="2.3cm" svg:x2="0.8cm" svg:y2="0.2cm">
            <text:p/>
          </draw:line>
          <draw:line draw:style-name="gr1" draw:text-style-name="P1" draw:layer="layout" svg:x1="2.6cm" svg:y1="2.3cm" svg:x2="2.6cm" svg:y2="0.2cm">
            <text:p/>
          </draw:line>
          <draw:line draw:style-name="gr1" draw:text-style-name="P1" draw:layer="layout" svg:x1="2.6cm" svg:y1="0.5cm" svg:x2="3.2cm" svg:y2="0.5cm">
            <text:p/>
          </draw:line>
          <draw:line draw:style-name="gr1" draw:text-style-name="P1" draw:layer="layout" svg:x1="2.6cm" svg:y1="1cm" svg:x2="3.2cm" svg:y2="1cm">
            <text:p/>
          </draw:line>
          <draw:line draw:style-name="gr1" draw:text-style-name="P1" draw:layer="layout" svg:x1="2.6cm" svg:y1="1.5cm" svg:x2="3.2cm" svg:y2="1.5cm">
            <text:p/>
          </draw:line>
          <draw:line draw:style-name="gr1" draw:text-style-name="P1" draw:layer="layout" svg:x1="2.6cm" svg:y1="2cm" svg:x2="3.2cm" svg:y2="2cm">
            <text:p/>
          </draw:line>
          <draw:line draw:style-name="gr1" draw:text-style-name="P1" draw:layer="layout" svg:x1="0.2cm" svg:y1="0.5cm" svg:x2="0.8cm" svg:y2="0.5cm">
            <text:p/>
          </draw:line>
          <draw:line draw:style-name="gr1" draw:text-style-name="P1" draw:layer="layout" svg:x1="0.2cm" svg:y1="1cm" svg:x2="0.8cm" svg:y2="1cm">
            <text:p/>
          </draw:line>
          <draw:line draw:style-name="gr1" draw:text-style-name="P1" draw:layer="layout" svg:x1="0.2cm" svg:y1="1.5cm" svg:x2="0.8cm" svg:y2="1.5cm">
            <text:p/>
          </draw:line>
          <draw:line draw:style-name="gr1" draw:text-style-name="P1" draw:layer="layout" svg:x1="0.2cm" svg:y1="2cm" svg:x2="0.8cm" svg:y2="2cm">
            <text:p/>
          </draw:line>
          <draw:frame draw:style-name="gr2" draw:text-style-name="P3" draw:layer="layout" svg:width="1.014cm" svg:height="0.467cm" svg:x="0.776cm" svg:y="0.265cm">
            <draw:text-box>
              <text:p text:style-name="P2"><text:span text:style-name="T1">OUTA</text:span></text:p>
            </draw:text-box>
          </draw:frame>
          <draw:frame draw:style-name="gr3" draw:text-style-name="P3" draw:layer="layout" svg:width="0.925cm" svg:height="0.5cm" svg:x="0.794cm" svg:y="0.745cm">
            <draw:text-box>
              <text:p text:style-name="P2"><text:span text:style-name="T1">-IN A</text:span></text:p>
            </draw:text-box>
          </draw:frame>
          <draw:frame draw:style-name="gr4" draw:text-style-name="P3" draw:layer="layout" svg:width="0.972cm" svg:height="0.5cm" svg:x="0.758cm" svg:y="1.239cm">
            <draw:text-box>
              <text:p text:style-name="P2"><text:span text:style-name="T1">+IN A</text:span></text:p>
            </draw:text-box>
          </draw:frame>
          <draw:frame draw:style-name="gr5" draw:text-style-name="P4" draw:layer="layout" svg:width="0.684cm" svg:height="0.5cm" svg:x="0.9cm" svg:y="1.755cm">
            <draw:text-box>
              <text:p><text:span text:style-name="T1">V-</text:span></text:p>
            </draw:text-box>
          </draw:frame>
          <draw:frame draw:style-name="gr6" draw:text-style-name="P3" draw:layer="layout" svg:width="1.1cm" svg:height="0.5cm" svg:x="1.836cm" svg:y="0.248cm">
            <draw:text-box>
              <text:p text:style-name="P2"><text:span text:style-name="T1">V+</text:span></text:p>
            </draw:text-box>
          </draw:frame>
          <draw:frame draw:style-name="gr7" draw:text-style-name="P3" draw:layer="layout" svg:width="0.938cm" svg:height="0.467cm" svg:x="1.72cm" svg:y="1.264cm">
            <draw:text-box>
              <text:p text:style-name="P2"><text:span text:style-name="T1">-IN B</text:span></text:p>
            </draw:text-box>
          </draw:frame>
          <draw:frame draw:style-name="gr8" draw:text-style-name="P3" draw:layer="layout" svg:width="0.972cm" svg:height="0.467cm" svg:x="1.682cm" svg:y="1.765cm">
            <draw:text-box>
              <text:p text:style-name="P2"><text:span text:style-name="T1">+IN A</text:span></text:p>
            </draw:text-box>
          </draw:frame>
          <draw:frame draw:style-name="gr9" draw:text-style-name="P3" draw:layer="layout" svg:width="1.027cm" svg:height="0.467cm" svg:x="1.7cm" svg:y="0.773cm">
            <draw:text-box>
              <text:p text:style-name="P2"><text:span text:style-name="T1">OUTB</text:span></text:p>
            </draw:text-box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Z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.4cm" fo:page-height="2.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1-04-21T21:36:22.826000000</meta:creation-date>
    <dc:date>2021-04-21T21:38:18.141000000</dc:date>
    <meta:editing-duration>PT1M55S</meta:editing-duration>
    <meta:editing-cycles>1</meta:editing-cycles>
    <meta:document-statistic meta:object-count="21"/>
    <meta:generator>LibreOffice/6.4.4.2$Windows_X86_64 LibreOffice_project/3d775be2011f3886db32dfd395a6a6d1ca2630ff</meta:generator>
  </office:meta>
</office:document-meta>
</file>